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C4B2348491EA826D.png" manifest:media-type="image/png"/>
  <manifest:file-entry manifest:full-path="Pictures/100000010000008000000080774F3EC5651A3F13.png" manifest:media-type="image/png"/>
  <manifest:file-entry manifest:full-path="Pictures/100000010000008000000080C219B7EE6740B0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c9211e" draw:marker-start-width="0.35cm" draw:marker-end-width="0.35cm" draw:fill="solid" draw:fill-color="#ffd7d7" draw:textarea-horizontal-align="justify" draw:textarea-vertical-align="middle" draw:auto-grow-height="false" fo:min-height="2.684cm" fo:min-width="2.434cm" fo:padding-top="0.175cm" fo:padding-bottom="0.175cm" fo:padding-left="0.3cm" fo:padding-right="0.3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color="#c9211e" draw:fill="solid" draw:fill-color="#ffd7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t_20_sans_20_remplissage_20_et_20_sans_20_ligne">
      <style:graphic-properties draw:stroke="none" svg:stroke-color="#c9211e" draw:fill="solid" draw:fill-color="#ffd7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c9211e" draw:marker-start-width="0.35cm" draw:marker-end-width="0.35cm" draw:fill-color="#ffd7d7" draw:textarea-horizontal-align="justify" draw:textarea-vertical-align="middle" draw:auto-grow-height="false" fo:min-height="2.684cm" fo:min-width="2.434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2.584cm" fo:min-width="4.58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999999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3faf46" draw:marker-start-width="0.35cm" draw:marker-end-width="0.35cm" draw:fill="solid" draw:fill-color="#b47804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0.964cm" fo:min-width="23.71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584cm" fo:min-width="23.834cm" fo:padding-top="0.175cm" fo:padding-bottom="0.175cm" fo:padding-left="0.3cm" fo:padding-right="0.3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cm" svg:stroke-color="#3faf46" draw:marker-start-width="0.35cm" draw:marker-end-width="0.35cm" draw:fill="solid" draw:fill-color="#b47804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999999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 style:list-style-name="L1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1.446cm"/>
      <style:paragraph-properties style:writing-mode="lr-tb"/>
    </style:style>
    <style:style style:name="gr18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draw:marker-start-width="0.35cm" draw:marker-end-width="0.35cm" draw:fill-color="#83caff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cm" draw:marker-start-width="0.35cm" draw:marker-end-width="0.35cm" draw:fill-color="#83caff" draw:textarea-horizontal-align="justify" draw:textarea-vertical-align="middle" draw:auto-grow-height="false" fo:min-height="0.964cm" fo:min-width="6.214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draw:fill="solid" draw:fill-color="#ffd320" draw:textarea-vertical-align="middle" draw:auto-grow-height="false" fo:min-height="2.734cm" fo:min-width="1.984cm" fo:wrap-option="wrap"/>
      <style:paragraph-properties style:writing-mode="lr-tb"/>
    </style:style>
    <style:style style:name="gr23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svg:stroke-width="0.1cm" svg:stroke-color="#3faf46" draw:marker-start-width="0.35cm" draw:marker-end-width="0.35cm" draw:fill-color="#afd095" draw:textarea-horizontal-align="justify" draw:textarea-vertical-align="middle" draw:auto-grow-height="false" fo:min-height="0.964cm" fo:min-width="6.21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1cm" svg:stroke-color="#5b277d" draw:marker-start-width="0.35cm" draw:marker-end-width="0.35cm" draw:fill-color="#b7b3ca" draw:textarea-horizontal-align="justify" draw:textarea-vertical-align="middle" draw:auto-grow-height="false" fo:min-height="0.964cm" fo:min-width="6.214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28" style:family="graphic" style:parent-style-name="Objet_20_sans_20_remplissage_20_et_20_sans_20_ligne">
      <style:graphic-properties draw:stroke="solid" draw:stroke-dash="Dot_20__28_Rounded_29_" svg:stroke-color="#b85c00" svg:stroke-linecap="round" draw:fill="solid" draw:fill-color="#ffdbb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_20_sans_20_remplissage_20_et_20_sans_20_ligne">
      <style:graphic-properties draw:stroke="solid" draw:stroke-dash="Dot_20__28_Rounded_29_" svg:stroke-color="#b85c00" svg:stroke-linecap="round" draw:fill="solid" draw:fill-color="#ffdbb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 style:list-style-name="L1">
      <style:graphic-properties draw:stroke-dash="Dot_20__28_Rounded_29_" svg:stroke-width="0.1cm" svg:stroke-color="#b85c00" draw:marker-start-width="0.35cm" draw:marker-end-width="0.35cm" draw:fill-color="#ffdbb6" draw:textarea-horizontal-align="justify" draw:textarea-vertical-align="middle" draw:auto-grow-height="false" fo:min-height="0.964cm" fo:min-width="6.214cm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32" style:family="graphic" style:parent-style-name="Objet_20_sans_20_remplissage_20_et_20_sans_20_ligne">
      <style:graphic-properties draw:stroke="solid" draw:stroke-dash="Dot_20__28_Rounded_29_" svg:stroke-color="#355269" svg:stroke-linecap="round" draw:fill="solid" draw:fill-color="#b3cac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Objet_20_sans_20_remplissage_20_et_20_sans_20_ligne">
      <style:graphic-properties draw:stroke="solid" draw:stroke-dash="Dot_20__28_Rounded_29_" svg:stroke-color="#355269" svg:stroke-linecap="round" draw:fill="solid" draw:fill-color="#b3cac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-dash="Dot_20__28_Rounded_29_" svg:stroke-width="0.1cm" svg:stroke-color="#355269" draw:marker-start-width="0.35cm" draw:marker-end-width="0.35cm" draw:fill-color="#b3cac7" draw:textarea-horizontal-align="justify" draw:textarea-vertical-align="middle" draw:auto-grow-height="false" fo:min-height="0.964cm" fo:min-width="6.214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36" style:family="graphic" style:parent-style-name="Objet_20_sans_20_remplissage_20_et_20_sans_20_ligne">
      <style:graphic-properties draw:stroke="solid" draw:stroke-dash="Dot_20__28_Rounded_29_" svg:stroke-color="#acb20c" svg:stroke-linecap="round" draw:fill="solid" draw:fill-color="#ffffa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et_20_sans_20_ligne">
      <style:graphic-properties draw:stroke="solid" draw:stroke-dash="Dot_20__28_Rounded_29_" svg:stroke-color="#acb20c" svg:stroke-linecap="round" draw:fill="solid" draw:fill-color="#ffffa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 style:list-style-name="L1">
      <style:graphic-properties draw:stroke-dash="Dot_20__28_Rounded_29_" svg:stroke-width="0.1cm" svg:stroke-color="#acb20c" draw:marker-start-width="0.35cm" draw:marker-end-width="0.35cm" draw:fill-color="#ffffa6" draw:textarea-horizontal-align="justify" draw:textarea-vertical-align="middle" draw:auto-grow-height="false" fo:min-height="0.964cm" fo:min-width="6.214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7d7"/>
      <style:paragraph-properties fo:text-align="center" style:writing-mode="lr-tb"/>
    </style:style>
    <style:style style:name="P3" style:family="paragraph">
      <loext:graphic-properties draw:fill="solid" draw:fill-color="#ffd7d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6" style:family="paragraph">
      <loext:graphic-properties draw:fill-color="#ffd7d7"/>
      <style:paragraph-properties fo:text-align="center" style:writing-mode="lr-tb"/>
    </style:style>
    <style:style style:name="P7" style:family="paragraph">
      <loext:graphic-properties draw:fill="solid" draw:fill-color="#dddddd"/>
      <style:paragraph-properties fo:text-align="center" style:writing-mode="lr-tb"/>
    </style:style>
    <style:style style:name="P8" style:family="paragraph">
      <loext:graphic-properties draw:fill="solid" draw:fill-color="#999999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color="#eeeeee" loext:opacity="100%"/>
    </style:style>
    <style:style style:name="P10" style:family="paragraph">
      <loext:graphic-properties draw:fill="solid" draw:fill-color="#666666"/>
      <style:paragraph-properties fo:text-align="center" style:writing-mode="lr-tb"/>
      <style:text-properties fo:color="#eeeeee" loext:opacity="100%"/>
    </style:style>
    <style:style style:name="P11" style:family="paragraph">
      <loext:graphic-properties draw:fill="solid" draw:fill-color="#b47804"/>
      <style:paragraph-properties fo:text-align="center" style:writing-mode="lr-tb"/>
    </style:style>
    <style:style style:name="P12" style:family="paragraph">
      <loext:graphic-properties draw:fill="solid" draw:fill-color="#b2b2b2"/>
      <style:paragraph-properties fo:text-align="center" style:writing-mode="lr-tb"/>
    </style:style>
    <style:style style:name="P13" style:family="paragraph">
      <loext:graphic-properties draw:fill="solid" draw:fill-color="#afd095"/>
      <style:paragraph-properties fo:text-align="center" style:writing-mode="lr-tb"/>
    </style:style>
    <style:style style:name="P14" style:family="paragraph">
      <style:paragraph-properties fo:margin-left="0cm" fo:margin-right="0cm" fo:text-align="center" fo:text-indent="0cm" style:writing-mode="lr-tb"/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15" style:family="paragraph">
      <loext:graphic-properties draw:fill="solid" draw:fill-color="#666666"/>
      <style:paragraph-properties fo:margin-left="0cm" fo:margin-right="0cm" fo:text-align="center" fo:text-indent="0cm" style:writing-mode="lr-tb"/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666666"/>
      <style:paragraph-properties fo:text-align="center" style:writing-mode="lr-tb"/>
    </style:style>
    <style:style style:name="P18" style:family="paragraph">
      <loext:graphic-properties draw:fill="solid" draw:fill-color="#83caff"/>
      <style:paragraph-properties fo:text-align="center" style:writing-mode="lr-tb"/>
    </style:style>
    <style:style style:name="P19" style:family="paragraph">
      <loext:graphic-properties draw:fill-color="#83caff"/>
      <style:paragraph-properties fo:text-align="center" style:writing-mode="lr-tb"/>
    </style:style>
    <style:style style:name="P20" style:family="paragraph">
      <loext:graphic-properties draw:fill="solid" draw:fill-color="#ffd320"/>
      <style:paragraph-properties fo:text-align="center" style:writing-mode="lr-tb"/>
    </style:style>
    <style:style style:name="P21" style:family="paragraph">
      <loext:graphic-properties draw:fill-color="#afd095"/>
      <style:paragraph-properties fo:text-align="center" style:writing-mode="lr-tb"/>
    </style:style>
    <style:style style:name="P22" style:family="paragraph">
      <loext:graphic-properties draw:fill="solid" draw:fill-color="#b7b3ca"/>
      <style:paragraph-properties fo:text-align="center" style:writing-mode="lr-tb"/>
    </style:style>
    <style:style style:name="P23" style:family="paragraph"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4" style:family="paragraph">
      <loext:graphic-properties draw:fill-color="#b7b3ca"/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5" style:family="paragraph">
      <loext:graphic-properties draw:fill="solid" draw:fill-color="#ffdbb6"/>
      <style:paragraph-properties fo:text-align="center" style:writing-mode="lr-tb"/>
    </style:style>
    <style:style style:name="P26" style:family="paragraph">
      <loext:graphic-properties draw:fill="solid" draw:fill-color="#ffdbb6"/>
      <style:paragraph-properties fo:text-align="center"/>
    </style:style>
    <style:style style:name="P27" style:family="paragraph">
      <loext:graphic-properties draw:fill-color="#ffdbb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8" style:family="paragraph">
      <loext:graphic-properties draw:fill="solid" draw:fill-color="#b3cac7"/>
      <style:paragraph-properties fo:text-align="center" style:writing-mode="lr-tb"/>
    </style:style>
    <style:style style:name="P29" style:family="paragraph">
      <loext:graphic-properties draw:fill="solid" draw:fill-color="#b3cac7"/>
      <style:paragraph-properties fo:text-align="center"/>
    </style:style>
    <style:style style:name="P30" style:family="paragraph">
      <loext:graphic-properties draw:fill-color="#b3cac7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1" style:family="paragraph">
      <loext:graphic-properties draw:fill="solid" draw:fill-color="#ffffa6"/>
      <style:paragraph-properties fo:text-align="center" style:writing-mode="lr-tb"/>
    </style:style>
    <style:style style:name="P32" style:family="paragraph">
      <loext:graphic-properties draw:fill="solid" draw:fill-color="#ffffa6"/>
      <style:paragraph-properties fo:text-align="center"/>
    </style:style>
    <style:style style:name="P33" style:family="paragraph">
      <loext:graphic-properties draw:fill-color="#ffffa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" style:family="text">
      <style:text-properties fo:color="#eeeeee" loext:opacity="100%"/>
    </style:style>
    <style:style style:name="T2" style:family="text">
      <style:text-properties style:font-name="Liberation Sans" fo:font-size="18pt" fo:language="fr" fo:country="FR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3.25cm" svg:x="22.75cm" svg:y="36.75cm">
          <text:p text:style-name="P1">Daily</text:p>
          <text:p text:style-name="P1">mee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3.25cm" svg:x="19.5cm" svg:y="36.295cm">
          <text:p text:style-name="P1">Bug 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3.25cm" svg:x="16.25cm" svg:y="35.85cm">
          <text:p text:style-name="P1">A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3.25cm" svg:x="13cm" svg:y="35.4cm">
          <text:p text:style-name="P1">Pai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3.25cm" svg:x="9.75cm" svg:y="35cm">
          <text:p text:style-name="P1">Refac-tori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3.25cm" svg:x="6.5cm" svg:y="34.5cm">
          <text:p text:style-name="P1">Expe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3.25cm" svg:x="3.25cm" svg:y="34.05cm">
          <text:p text:style-name="P1">Quiz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06cm" svg:height="1.106cm" svg:x="20.394cm" svg:y="36.5cm">
          <draw:image xlink:href="Pictures/100000010000008000000080774F3EC5651A3F13.png" xlink:type="simple" xlink:show="embed" xlink:actuate="onLoad" draw:mime-type="image/png">
            <text:p/>
          </draw:image>
        </draw:frame>
        <draw:line draw:style-name="gr3" draw:text-style-name="P4" draw:layer="layout" svg:x1="25.5cm" svg:y1="40.5cm" svg:x2="1.25cm" svg:y2="37.25cm">
          <text:p/>
        </draw:line>
        <draw:frame draw:style-name="gr2" draw:text-style-name="P3" draw:layer="layout" svg:width="1cm" svg:height="1cm" svg:x="10.75cm" svg:y="35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4" draw:text-style-name="P3" draw:layer="layout" svg:width="1.416cm" svg:height="1.416cm" svg:x="7.334cm" svg:y="34.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5" draw:text-style-name="P6" draw:layer="layout" svg:width="7.25cm" svg:height="1.75cm" svg:x="9.25cm" svg:y="39.5cm">
          <text:p text:style-name="P5">IHM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" draw:text-style-name="P7" draw:layer="layout" svg:width="5.5cm" svg:height="3.25cm" svg:x="3.5cm" svg:y="24.95cm">
          <text:p text:style-name="P1">__str__</text:p>
          <text:p text:style-name="P1">__repl_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75cm" svg:height="3.25cm" svg:x="3.5cm" svg:y="21.25cm">
          <text:p text:style-name="P1">__setattr__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75cm" svg:height="3.25cm" svg:x="3.5cm" svg:y="17.5cm">
          <text:p text:style-name="P9"><text:span text:style-name="T1">__getattr__</text:span></text:p>
          <text:p text:style-name="P9"><text:span text:style-name="T1">__getattribute__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25cm" svg:height="3.25cm" svg:x="10.25cm" svg:y="25cm">
          <text:p text:style-name="P1">Regexp <text:s/>I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.25cm" svg:height="3.25cm" svg:x="10.25cm" svg:y="13.75cm">
          <text:p text:style-name="P1">Les Regexp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4.75cm" svg:height="1.75cm" svg:x="3.25cm" svg:y="28.25cm">
          <text:p text:style-name="P1"><text:span text:style-name="T2">Mode exper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2" draw:text-style-name="P13" draw:layer="layout" svg:width="24.75cm" svg:height="3.25cm" svg:x="3.25cm" svg:y="30.25cm">
          <text:p text:style-name="P1">Arrivé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1.416cm" svg:height="1.416cm" svg:x="18.25cm" svg:y="28.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14" draw:text-style-name="P11" draw:layer="layout" svg:width="5.75cm" svg:height="3.25cm" svg:x="3.5cm" svg:y="13.75cm">
          <text:p text:style-name="P1">Les fonctions</text:p>
          <text:p text:style-name="P1">intern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25cm" svg:height="3.25cm" svg:x="10.25cm" svg:y="21.25cm">
          <text:p text:style-name="P1">Regexp <text:s/>II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25cm" svg:height="3.25cm" svg:x="10.25cm" svg:y="17.5cm">
          <text:p text:style-name="P14">Regexp <text:s/>III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75cm" svg:height="3.25cm" svg:x="14.25cm" svg:y="21.25cm">
          <text:p text:style-name="P1">Les itérateur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5.75cm" svg:height="3.25cm" svg:x="14.25cm" svg:y="17.5cm">
          <text:p text:style-name="P16"><text:span text:style-name="T1">Les</text:span> <text:span text:style-name="T1">générateurs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75cm" svg:height="3.25cm" svg:x="14.25cm" svg:y="13.75cm">
          <text:p text:style-name="P1">Itér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5cm" svg:height="3.25cm" svg:x="14.25cm" svg:y="25cm">
          <text:p text:style-name="P1">Les itérab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75cm" svg:height="3.25cm" svg:x="20.5cm" svg:y="21.25cm">
          <text:p text:style-name="P1">@property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75cm" svg:height="3.25cm" svg:x="20.5cm" svg:y="17.5cm">
          <text:p text:style-name="P14">Conception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75cm" svg:height="3.25cm" svg:x="20.5cm" svg:y="13.75cm">
          <text:p text:style-name="P1">Les décorateur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5cm" svg:height="3.25cm" svg:x="20.5cm" svg:y="25cm">
          <text:p text:style-name="P1">Les décorateurs</text:p>
          <text:p text:style-name="P1">De méthod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5cm" svg:height="2cm" svg:x="0.5cm" svg:y="25.5cm">
          <text:p text:style-name="P16">Niv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2.75cm" svg:height="2cm" svg:x="0.5cm" svg:y="22cm">
          <text:p text:style-name="P16">Niv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2.75cm" svg:height="2cm" svg:x="0.5cm" svg:y="18cm">
          <text:p text:style-name="P16">Niv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18" draw:text-style-name="P18" draw:layer="layout" svg:width="3.25cm" svg:height="3.25cm" svg:x="22.75cm" svg:y="36.75cm">
          <text:p text:style-name="P1">Daily</text:p>
          <text:p text:style-name="P1">mee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25cm" svg:height="3.25cm" svg:x="19.5cm" svg:y="36.295cm">
          <text:p text:style-name="P1">Bug 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25cm" svg:height="3.25cm" svg:x="16.25cm" svg:y="35.85cm">
          <text:p text:style-name="P1">A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25cm" svg:height="3.25cm" svg:x="13cm" svg:y="35.4cm">
          <text:p text:style-name="P1">Pai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25cm" svg:height="3.25cm" svg:x="9.75cm" svg:y="35cm">
          <text:p text:style-name="P1">Refac-tori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3.25cm" svg:height="3.25cm" svg:x="6.5cm" svg:y="34.5cm">
          <text:p text:style-name="P1">Expe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25cm" svg:height="3.25cm" svg:x="3.25cm" svg:y="34.05cm">
          <text:p text:style-name="P1">Quiz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1.106cm" svg:height="1.106cm" svg:x="20.394cm" svg:y="36.5cm">
          <draw:image xlink:href="Pictures/100000010000008000000080774F3EC5651A3F13.png" xlink:type="simple" xlink:show="embed" xlink:actuate="onLoad" draw:mime-type="image/png">
            <text:p/>
          </draw:image>
        </draw:frame>
        <draw:line draw:style-name="gr3" draw:text-style-name="P4" draw:layer="layout" svg:x1="25.5cm" svg:y1="40.5cm" svg:x2="1.25cm" svg:y2="37.25cm">
          <text:p/>
        </draw:line>
        <draw:frame draw:style-name="gr13" draw:text-style-name="P4" draw:layer="layout" svg:width="1cm" svg:height="1cm" svg:x="10.75cm" svg:y="35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20" draw:text-style-name="P4" draw:layer="layout" svg:width="1.416cm" svg:height="1.416cm" svg:x="7.334cm" svg:y="34.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1" draw:text-style-name="P19" draw:layer="layout" svg:width="7.25cm" svg:height="1.75cm" svg:x="9.25cm" svg:y="39.5cm">
          <text:p text:style-name="P1">Conceptio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2" draw:text-style-name="P20" draw:layer="layout" svg:width="3.25cm" svg:height="3.75cm" svg:x="26.25cm" svg:y="36.75cm">
          <text:p text:style-name="P1">Départ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3.25cm" svg:y="30.2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6.5cm" svg:y="29.745cm">
          <text:p text:style-name="P1">Bug !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9.75cm" svg:y="29.3cm">
          <text:p text:style-name="P1">Aid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13cm" svg:y="28.85cm">
          <text:p text:style-name="P1">Pair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16.25cm" svg:y="28.45cm">
          <text:p text:style-name="P1">Refac-toris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19.5cm" svg:y="27.95cm">
          <text:p text:style-name="P1">Expert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5cm" svg:height="3.25cm" svg:x="22.75cm" svg:y="27.5cm">
          <text:p text:style-name="P1">Quizz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1.106cm" svg:height="1.106cm" svg:x="7.75cm" svg:y="29.95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20" draw:text-style-name="P4" draw:layer="layout" svg:width="1cm" svg:height="1cm" svg:x="17.5cm" svg:y="28.45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13" draw:text-style-name="P4" draw:layer="layout" svg:width="1.416cm" svg:height="1.416cm" svg:x="20.5cm" svg:y="27.9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4" draw:text-style-name="P21" draw:layer="layout" svg:width="7.25cm" svg:height="1.75cm" svg:x="14.25cm" svg:y="32.5cm">
          <text:p text:style-name="P1"><text:span text:style-name="T2">Environne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5" draw:text-style-name="P22" draw:layer="layout" svg:width="3.25cm" svg:height="3.25cm" svg:x="22.5cm" svg:y="23.7cm">
          <text:p text:style-name="P1">Daily</text:p>
          <text:p text:style-name="P1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3.25cm" svg:height="3.25cm" svg:x="19.25cm" svg:y="23.245cm">
          <text:p text:style-name="P1"><text:span text:style-name="T3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3.25cm" svg:height="3.25cm" svg:x="16cm" svg:y="22.8cm">
          <text:p text:style-name="P1"><text:span text:style-name="T3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3.25cm" svg:height="3.25cm" svg:x="12.75cm" svg:y="22.35cm">
          <text:p text:style-name="P1"><text:span text:style-name="T3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3.25cm" svg:height="3.25cm" svg:x="9.5cm" svg:y="21.95cm">
          <text:p text:style-name="P1"><text:span text:style-name="T3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3.25cm" svg:height="3.25cm" svg:x="6.25cm" svg:y="21.45cm">
          <text:p text:style-name="P1"><text:span text:style-name="T3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3.25cm" svg:height="3.25cm" svg:x="3cm" svg:y="21cm">
          <text:p text:style-name="P1"><text:span text:style-name="T3">Quizz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1.106cm" svg:height="1.106cm" svg:x="20.144cm" svg:y="23.45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13" draw:text-style-name="P4" draw:layer="layout" svg:width="1cm" svg:height="1cm" svg:x="10.5cm" svg:y="21.95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20" draw:text-style-name="P4" draw:layer="layout" svg:width="1.416cm" svg:height="1.416cm" svg:x="7.084cm" svg:y="21.4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6" draw:text-style-name="P24" draw:layer="layout" svg:width="7.25cm" svg:height="1.75cm" svg:x="8.5cm" svg:y="26.5cm">
          <text:p text:style-name="P23"><text:span text:style-name="T3">Réalis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7" draw:text-style-name="P25" draw:layer="layout" svg:width="3.25cm" svg:height="3.25cm" svg:x="3cm" svg:y="17.45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3.25cm" svg:height="3.25cm" svg:x="6.25cm" svg:y="16.995cm">
          <text:p text:style-name="P1"><text:span text:style-name="T3">Bug !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3.25cm" svg:height="3.25cm" svg:x="9.5cm" svg:y="16.55cm">
          <text:p text:style-name="P1"><text:span text:style-name="T3">Aid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3.25cm" svg:height="3.25cm" svg:x="12.75cm" svg:y="16.1cm">
          <text:p text:style-name="P1"><text:span text:style-name="T3">Pairin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3.25cm" svg:height="3.25cm" svg:x="16cm" svg:y="15.7cm">
          <text:p text:style-name="P1"><text:span text:style-name="T3">Refac-toris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3.25cm" svg:height="3.25cm" svg:x="19.25cm" svg:y="15.2cm">
          <text:p text:style-name="P1"><text:span text:style-name="T3">Exper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3.25cm" svg:height="3.25cm" svg:x="22.5cm" svg:y="14.75cm">
          <text:p text:style-name="P1"><text:span text:style-name="T3">Quizz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1.106cm" svg:height="1.106cm" svg:x="7.5cm" svg:y="17.2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28" draw:text-style-name="P26" draw:layer="layout" svg:width="1cm" svg:height="1cm" svg:x="17.25cm" svg:y="15.7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29" draw:text-style-name="P26" draw:layer="layout" svg:width="1.416cm" svg:height="1.416cm" svg:x="20.25cm" svg:y="15.2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30" draw:text-style-name="P27" draw:layer="layout" svg:width="7.25cm" svg:height="1.75cm" svg:x="15cm" svg:y="19.5cm">
          <text:p text:style-name="P5">La qualité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1" draw:text-style-name="P28" draw:layer="layout" svg:width="3.25cm" svg:height="3.25cm" svg:x="22.25cm" svg:y="11cm">
          <text:p text:style-name="P1">Daily</text:p>
          <text:p text:style-name="P1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3.25cm" svg:height="3.25cm" svg:x="19cm" svg:y="10.545cm">
          <text:p text:style-name="P1"><text:span text:style-name="T3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3.25cm" svg:height="3.25cm" svg:x="15.75cm" svg:y="10.1cm">
          <text:p text:style-name="P1"><text:span text:style-name="T3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3.25cm" svg:height="3.25cm" svg:x="12.5cm" svg:y="9.65cm">
          <text:p text:style-name="P1"><text:span text:style-name="T3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3.25cm" svg:height="3.25cm" svg:x="9.25cm" svg:y="9.25cm">
          <text:p text:style-name="P1"><text:span text:style-name="T3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3.25cm" svg:height="3.25cm" svg:x="6cm" svg:y="8.75cm">
          <text:p text:style-name="P1"><text:span text:style-name="T3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3.25cm" svg:height="3.25cm" svg:x="2.75cm" svg:y="8.3cm">
          <text:p text:style-name="P1"><text:span text:style-name="T3">Quizz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9" draw:layer="layout" svg:width="1.106cm" svg:height="1.106cm" svg:x="19.894cm" svg:y="10.75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2" draw:text-style-name="P29" draw:layer="layout" svg:width="1cm" svg:height="1cm" svg:x="10.25cm" svg:y="9.25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3" draw:text-style-name="P29" draw:layer="layout" svg:width="1.416cm" svg:height="1.416cm" svg:x="6.834cm" svg:y="8.7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34" draw:text-style-name="P30" draw:layer="layout" svg:width="7.25cm" svg:height="1.75cm" svg:x="8.75cm" svg:y="13.75cm">
          <text:p text:style-name="P5">Documentatio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5" draw:text-style-name="P31" draw:layer="layout" svg:width="3.25cm" svg:height="3.25cm" svg:x="2.75cm" svg:y="4.7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3.25cm" svg:height="3.25cm" svg:x="6cm" svg:y="4.245cm">
          <text:p text:style-name="P1"><text:span text:style-name="T3">Bug !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3.25cm" svg:height="3.25cm" svg:x="9.25cm" svg:y="3.8cm">
          <text:p text:style-name="P1"><text:span text:style-name="T3">Aid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3.25cm" svg:height="3.25cm" svg:x="12.5cm" svg:y="3.35cm">
          <text:p text:style-name="P1"><text:span text:style-name="T3">Pairin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3.25cm" svg:height="3.25cm" svg:x="15.75cm" svg:y="2.95cm">
          <text:p text:style-name="P1"><text:span text:style-name="T3">Refac-toris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3.25cm" svg:height="3.25cm" svg:x="19cm" svg:y="2.45cm">
          <text:p text:style-name="P1"><text:span text:style-name="T3">Exper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3.25cm" svg:height="3.25cm" svg:x="22.25cm" svg:y="2cm">
          <text:p text:style-name="P1"><text:span text:style-name="T3">Quizz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2" draw:layer="layout" svg:width="1.106cm" svg:height="1.106cm" svg:x="7.25cm" svg:y="4.45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6" draw:text-style-name="P32" draw:layer="layout" svg:width="1cm" svg:height="1cm" svg:x="17cm" svg:y="2.95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7" draw:text-style-name="P32" draw:layer="layout" svg:width="1.416cm" svg:height="1.416cm" svg:x="20cm" svg:y="2.4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38" draw:text-style-name="P33" draw:layer="layout" svg:width="7.25cm" svg:height="1.75cm" svg:x="15.5cm" svg:y="7cm">
          <text:p text:style-name="P5">Le déploiement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2:13:16.191000000</meta:creation-date>
    <dc:date>2023-05-22T17:19:35.830000000</dc:date>
    <meta:editing-duration>PT16M1S</meta:editing-duration>
    <meta:editing-cycles>4</meta:editing-cycles>
    <meta:generator>LibreOffice/7.2.3.2$Windows_X86_64 LibreOffice_project/d166454616c1632304285822f9c83ce2e660fd92</meta:generator>
    <meta:document-statistic meta:object-count="102"/>
  </office:meta>
</office:document-meta>
</file>